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6ad8" officeooo:paragraph-rsid="00066ad8"/>
    </style:style>
    <style:style style:name="P2" style:family="paragraph" style:parent-style-name="Standard">
      <style:text-properties officeooo:rsid="00066ad8" officeooo:paragraph-rsid="000e1d1a"/>
    </style:style>
    <style:style style:name="P3" style:family="paragraph" style:parent-style-name="Standard">
      <style:text-properties officeooo:rsid="000bcaca" officeooo:paragraph-rsid="000bcaca"/>
    </style:style>
    <style:style style:name="T1" style:family="text">
      <style:text-properties officeooo:rsid="00089ad5"/>
    </style:style>
    <style:style style:name="T2" style:family="text">
      <style:text-properties fo:font-weight="bold" officeooo:rsid="00089ad5" style:font-weight-asian="bold" style:font-weight-complex="bold"/>
    </style:style>
    <style:style style:name="T3" style:family="text">
      <style:text-properties officeooo:rsid="000bcaca"/>
    </style:style>
    <style:style style:name="T4" style:family="text">
      <style:text-properties officeooo:rsid="000e1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When server accpect connections from the client</text:span><text:span text:style-name="T1"><text:line-break/></text:span></text:p>
      <text:p text:style-name="P2"><text:tab/>When the server and client connect <text:line-break/><text:line-break/><text:tab/><text:tab/><text:span text:style-name="T4">1.</text:span> The client <text:span text:style-name="T4">sent</text:span> it client version <text:line-break/><text:tab/><text:tab/> <text:s text:c="2"/>example “vGPU client Version 1.0 alpha”<text:tab/> <text:span text:style-name="T4">and now waiting response back<text:line-break/><text:line-break/><text:tab/><text:tab/>2.</text:span> The server <text:span text:style-name="T4">check the client string match and </text:span>send <text:span text:style-name="T4">back server version</text:span> <text:line-break/><text:tab/><text:tab/> <text:s text:c="2"/>example “vGPU server Version 1.0 alpha”</text:p>
      <text:p text:style-name="P2"><text:line-break/><text:line-break/><text:tab/>Now both is happy and can continue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21:43:28.085422849</meta:creation-date>
    <dc:date>2019-07-20T23:20:53.730163686</dc:date>
    <meta:editing-duration>PT1H37M23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3" meta:word-count="57" meta:character-count="361" meta:non-whitespace-character-count="282"/>
  </office:meta>
</office:document-meta>
</file>